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dddddd"/>
    </style:style>
    <style:style style:name="gr1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22.61cm" fo:min-width="21.598cm" fo:padding-top="0.231cm" fo:padding-bottom="0.231cm" fo:padding-left="0.356cm" fo:padding-right="0.356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2.098cm" svg:height="22.86cm" svg:x="1.651cm" svg:y="1.2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.4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01-20T10:24:41.239747730</meta:creation-date>
    <meta:generator>LibreOffice/7.0.2.2$Linux_X86_64 LibreOffice_project/3a01483fc371ab18cfca4bab0d636937da5eaf70</meta:generator>
    <dc:date>2020-11-20T21:25:47.323891381</dc:date>
    <meta:editing-duration>PT3H32M23S</meta:editing-duration>
    <meta:editing-cycles>9</meta:editing-cycles>
    <meta:document-statistic meta:object-count="1"/>
  </office:meta>
</office:document-meta>
</file>